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7.067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98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9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13/02/2020</text:p>
          </table:table-cell>
          <table:table-cell table:style-name="ce2" office:value-type="string">
            <text:p>IONIC IOS WORD &amp; PICTURE upload implemented commit. &amp; Advertisement API Implementation &amp; Motto data insertion &amp; AWS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19/02/2020</text:p>
          </table:table-cell>
          <table:table-cell table:style-name="ce2" office:value-type="string">
            <text:p>IOS BUILD &amp; Advertisement Issue fix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20/02/2020</text:p>
          </table:table-cell>
          <table:table-cell table:style-name="ce2" office:value-type="string">
            <text:p>IOS Video, Audio duration issue fix &amp;&amp; IOS MR check and IPA file generation &amp;&amp; AWS Cloudfront RD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21/02/2020</text:p>
          </table:table-cell>
          <table:table-cell table:style-name="ce7" office:value-type="string">
            <text:p>Code Analysis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22/02/2020</text:p>
          </table:table-cell>
          <table:table-cell table:style-name="ce7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23/02/2020</text:p>
          </table:table-cell>
          <table:table-cell table:style-name="ce7" office:value-type="string">
            <text:p>IONIC IOS AASA Configuration &amp; APK TESTING 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24/02/2020</text:p>
          </table:table-cell>
          <table:table-cell table:style-name="ce7" office:value-type="string">
            <text:p>IONIC IOS AASA Backend Implementation &amp; APK TESTING &amp; Upload validation added </text:p>
          </table:table-cell>
          <table:table-cell table:style-name="ce2" office:value-type="string">
            <text:p>18hrs</text:p>
          </table:table-cell>
          <table:table-cell table:number-columns-repeated="10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25/02/2020</text:p>
          </table:table-cell>
          <table:table-cell table:style-name="ce7" office:value-type="string">
            <text:p>IOS IPA file generation &amp; IOS issue fixing &amp; upload time limit added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16">
            <text:p>16</text:p>
          </table:table-cell>
          <table:table-cell table:style-name="ce5" office:value-type="string">
            <text:p>26/02/2020</text:p>
          </table:table-cell>
          <table:table-cell table:style-name="ce7" office:value-type="string">
            <text:p>Server startUp warnings fixes (“public.membership”),ML/DA Api changes &amp; integration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>
            <text:p>Total</text:p>
          </table:table-cell>
          <table:table-cell table:style-name="ce8" office:value-type="string">
            <text:p>314hrs</text:p>
          </table:table-cell>
          <table:table-cell table:number-columns-repeated="102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heet1.A19:Sheet1.A1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7">2020/02/27</text:date>, <text:time>09:56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9-12-27T09:51:04Z</meta:creation-date>
    <dc:date>2020-02-27T09:56:22.35</dc:date>
    <meta:editing-cycles>185</meta:editing-cycles>
    <meta:editing-duration>PT2H24M18S</meta:editing-duration>
    <meta:document-statistic meta:table-count="1" meta:cell-count="70" meta:object-count="0"/>
  </office:meta>
</office:document-meta>
</file>